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0.002cm solid #000000" fo:border-top="0.002cm solid #000000"/>
    </style:style>
    <style:style style:name="ce5" style:family="table-cell" style:parent-style-name="Default">
      <style:table-cell-properties fo:border-bottom="none" fo:border-left="none" fo:border-right="0.002cm solid #000000" fo:border-top="none"/>
    </style:style>
    <style:style style:name="ce6" style:family="table-cell" style:parent-style-name="Default">
      <style:table-cell-properties fo:border-bottom="0.002cm solid #000000" fo:border-left="none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A4</text:p>
          </table:table-cell>
          <table:table-cell table:formula="of:=VLOOKUP([.B5];[.B12:.C15];2;1)" office:value-type="string" office:string-value="Article 1">
            <text:p>Article 1</text:p>
          </table:table-cell>
          <table:table-cell table:formula="of:=VLOOKUP(&quot;b1&quot;;[.B12:.C15];2;1)" office:value-type="string" office:string-value="Article 3">
            <text:p>Article 3</text:p>
          </table:table-cell>
          <table:table-cell table:formula="of:=VLOOKUP(&quot;A1&quot;;[.B12:.C15];2;1)" office:value-type="float" office:value="0">
            <text:p>#N/A</text:p>
          </table:table-cell>
        </table:table-row>
        <table:table-row table:style-name="ro1">
          <table:table-cell table:number-columns-repeated="2"/>
          <table:table-cell table:formula="of:=VLOOKUP([.B5];[.B12:.C15];2;0)" office:value-type="float" office:value="0">
            <text:p>#N/A</text:p>
          </table:table-cell>
          <table:table-cell table:formula="of:=VLOOKUP(&quot;b1&quot;;[.B12:.C15];2;0)" office:value-type="string" office:string-value="Article 3">
            <text:p>Article 3</text:p>
          </table:table-cell>
          <table:table-cell table:formula="of:=VLOOKUP(&quot;A1&quot;;[.B12:.C15];2;0)" office:value-type="float" office:value="0">
            <text:p>#N/A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Produit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Code</text:p>
          </table:table-cell>
          <table:table-cell table:style-name="ce4" office:value-type="string">
            <text:p>Désignation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A3</text:p>
          </table:table-cell>
          <table:table-cell table:style-name="ce5" office:value-type="string">
            <text:p>Article 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A7</text:p>
          </table:table-cell>
          <table:table-cell table:style-name="ce5" office:value-type="string">
            <text:p>Article 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B1</text:p>
          </table:table-cell>
          <table:table-cell table:style-name="ce5" office:value-type="string">
            <text:p>Article 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C12</text:p>
          </table:table-cell>
          <table:table-cell table:style-name="ce6" office:value-type="string">
            <text:p>Article 4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A4</text:p>
          </table:table-cell>
          <table:table-cell table:formula="of:=VLOOKUP([.F5];[.F12:.G15];2;1)" office:value-type="string" office:string-value="Article 1">
            <text:p>Article 1</text:p>
          </table:table-cell>
          <table:table-cell table:formula="of:=VLOOKUP(&quot;b1&quot;;[.F12:.G15];2;1)" office:value-type="string" office:string-value="Article 3">
            <text:p>Article 3</text:p>
          </table:table-cell>
          <table:table-cell table:formula="of:=VLOOKUP(&quot;A1&quot;;[.F12:.G15];2;1)" office:value-type="float" office:value="0">
            <text:p>#N/A</text:p>
          </table:table-cell>
        </table:table-row>
        <table:table-row table:style-name="ro1">
          <table:table-cell table:number-columns-repeated="6"/>
          <table:table-cell table:formula="of:=VLOOKUP([.F5];[.F12:.G15];2;0)" office:value-type="float" office:value="0">
            <text:p>#N/A</text:p>
          </table:table-cell>
          <table:table-cell table:formula="of:=VLOOKUP(&quot;b1&quot;;[.F12:.G15];2;0)" office:value-type="string" office:string-value="Article 3">
            <text:p>Article 3</text:p>
          </table:table-cell>
          <table:table-cell table:formula="of:=VLOOKUP(&quot;A1&quot;;[.F12:.G15];2;0)" office:value-type="float" office:value="0">
            <text:p>#N/A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Produit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>
            <text:p>Code</text:p>
          </table:table-cell>
          <table:table-cell table:style-name="ce4" office:value-type="string">
            <text:p>Désignation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office:value-type="string">
            <text:p>A3</text:p>
          </table:table-cell>
          <table:table-cell table:style-name="ce5" office:value-type="string">
            <text:p>Article 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office:value-type="string">
            <text:p>A7</text:p>
          </table:table-cell>
          <table:table-cell table:style-name="ce5" office:value-type="string">
            <text:p>Article 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office:value-type="string">
            <text:p>B1</text:p>
          </table:table-cell>
          <table:table-cell table:style-name="ce5" office:value-type="string">
            <text:p>Article 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C12</text:p>
          </table:table-cell>
          <table:table-cell table:style-name="ce6" office:value-type="string">
            <text:p>Article 4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6">26/11/2011</text:date>, <text:time>14:5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lver </meta:initial-creator>
    <meta:creation-date>2011-11-26T14:42:28</meta:creation-date>
    <dc:date>2011-11-26T14:54:45</dc:date>
    <dc:creator>Silver </dc:creator>
    <meta:editing-duration>PT00H12M17S</meta:editing-duration>
    <meta:editing-cycles>2</meta:editing-cycles>
    <meta:generator>OpenOffice.org/3.2$Linux OpenOffice.org_project/320m12$Build-9483</meta:generator>
    <meta:document-statistic meta:table-count="3" meta:cell-count="36" meta:object-count="0"/>
  </office:meta>
</office:document-meta>
</file>